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amining Ant Colony Optimization Performance for Ship Evacuation</text:h>
      <text:p text:style-name="Standard"/>
      <text:p text:style-name="Standard">In this project we will be using variants of Ant Colony Optimization (ACO) algorithms to find safe passage off a ship for all passengers during a computer simulated crisis. The ships will be modeled as undirected and dynamic graphs where nodes represents any section of the ship and the vertices shows that it is possible to move from one section to another. The dynamic element in the model will be a fire which will spread and be the cause of the evacuation. All models will be of actual ships which follow shipbuilding rules and regulations.</text:p>
      <text:p text:style-name="Standard"/>
      <text:p text:style-name="Standard">The implemented solution will be compared to state of the art algorithms, first and foremost Dijkstra's algorithm as it is the most commonly used graph search algorithm. The algorithms performance will be evaluated based on computation time and potential passengers saved. <text:span text:style-name="T1">When comparing the algorithms we will look at how congestion, meaning a high amount of passengers trying to escape along the same route, affects the algorithms and how to best solve the issue with the different algorithms. Additionally we will examine whether adding human behavior to the model affects all algorithms similarly or if any one algorithm is less affected by it.</text:span></text:p>
      <text:p text:style-name="P1"/>
      <text:p text:style-name="P1">We will implement a simulation environment and algorithms while using existing frameworks to simulate human behavior as creating our own would be outside the scope of the project and outside our field of expertise. If the current frameworks does not allow for family ties we will expand upon the framework by implementing them as advising families to head in different directions during an evacuation is unlikely to succeed. Other elements which are important to implement are causes for panic and its effect on the evacuation process, and the tendency individuals have to form groups to feel safer during a cri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6H45M52S</meta:editing-duration>
    <meta:editing-cycles>17</meta:editing-cycles>
    <meta:generator>OpenOffice.org/3.3$Win32 OpenOffice.org_project/330m20$Build-9567</meta:generator>
    <dc:date>2013-02-07T08:43:46.22</dc:date>
    <meta:document-statistic meta:table-count="0" meta:image-count="0" meta:object-count="0" meta:page-count="1" meta:paragraph-count="4" meta:word-count="306" meta:character-count="1872"/>
    <dc:creator>håkon bakkevig steinsholt</dc:creator>
    <meta:user-defined meta:name="Info 1"/>
    <meta:user-defined meta:name="Info 2"/>
    <meta:user-defined meta:name="Info 3"/>
    <meta:user-defined meta:name="Info 4"/>
  </office:meta>
</office:document-meta>
</file>